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PropertyHelper.WebDAVRepositoryPropertyHelper(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PropertyHelper.setProperties( final String uri , final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setProperty( String uri , String name , String namespac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getProperties( String uri , Set prop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PropertyHelper.setProperty( String uri , String name , String namespace ,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getAllProperties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PropertyHelper.getProperty( String uri ,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